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252525" draw:fill-color="#ffffff" draw:textarea-horizontal-align="justify" draw:textarea-vertical-align="middle" draw:auto-grow-height="false" fo:min-height="13.72cm" fo:min-width="13.47cm"/>
    </style:style>
    <style:style style:name="gr2" style:family="graphic" style:parent-style-name="standard">
      <style:graphic-properties draw:textarea-horizontal-align="justify" draw:textarea-vertical-align="middle" draw:auto-grow-height="false" fo:min-height="1.02cm" fo:min-width="4.58cm" draw:shadow="hidden"/>
    </style:style>
    <style:style style:name="gr3" style:family="graphic" style:parent-style-name="standard">
      <style:graphic-properties draw:fill-color="#add58a" draw:textarea-horizontal-align="justify" draw:textarea-vertical-align="middle" draw:auto-grow-height="false" fo:min-height="4.322cm" fo:min-width="4.58cm" draw:shadow="hidden"/>
    </style:style>
    <style:style style:name="gr4" style:family="graphic" style:parent-style-name="standard">
      <style:graphic-properties draw:fill-color="#add58a" draw:textarea-horizontal-align="justify" draw:textarea-vertical-align="middle" draw:auto-grow-height="false" fo:min-height="1.02cm" fo:min-width="4.58cm" draw:shadow="hidden"/>
    </style:style>
    <style:style style:name="gr5" style:family="graphic" style:parent-style-name="standard">
      <style:graphic-properties draw:fill-color="#add58a" draw:textarea-horizontal-align="justify" draw:textarea-vertical-align="middle" draw:auto-grow-height="false" fo:min-height="2.671cm" fo:min-width="4.58cm" draw:shadow="hidden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none" draw:textarea-vertical-align="middle" draw:shadow="hidden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1.02cm" fo:min-width="4.58cm" draw:shadow="hidden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add58a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97cm" svg:height="13.97cm" svg:x="3.54cm" svg:y="2.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" draw:text-style-name="P2" xml:id="id1" draw:id="id1" draw:layer="layout" svg:width="5.08cm" svg:height="1.27cm" svg:x="4.81cm" svg:y="3.921cm">
            <text:p text:style-name="P2">Applicatio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xml:id="id11" draw:id="id11" draw:layer="layout" svg:width="5.08cm" svg:height="1.27cm" svg:x="4.81cm" svg:y="13.827cm">
            <text:p text:style-name="P2">Physica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xml:id="id3" draw:id="id3" draw:layer="layout" svg:width="5.08cm" svg:height="1.27cm" svg:x="4.81cm" svg:y="7.223cm">
            <text:p text:style-name="P2">Sessio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xml:id="id4" draw:id="id4" draw:layer="layout" svg:width="5.08cm" svg:height="1.27cm" svg:x="4.81cm" svg:y="5.572cm">
            <text:p text:style-name="P2">Presentatio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xml:id="id2" draw:id="id2" draw:layer="layout" svg:width="5.08cm" svg:height="4.572cm" svg:x="11.16cm" svg:y="3.921cm">
            <text:p text:style-name="P2">Applicatio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xml:id="id7" draw:id="id7" draw:layer="layout" svg:width="5.08cm" svg:height="1.27cm" svg:x="4.81cm" svg:y="10.525cm">
            <text:p text:style-name="P2">Network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xml:id="id5" draw:id="id5" draw:layer="layout" svg:width="5.08cm" svg:height="1.27cm" svg:x="4.81cm" svg:y="8.874cm">
            <text:p text:style-name="P2">Transpor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xml:id="id9" draw:id="id9" draw:layer="layout" svg:width="5.08cm" svg:height="1.27cm" svg:x="4.81cm" svg:y="12.176cm">
            <text:p text:style-name="P2">Data Link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xml:id="id6" draw:id="id6" draw:layer="layout" svg:width="5.08cm" svg:height="1.27cm" svg:x="11.16cm" svg:y="8.874cm">
            <text:p text:style-name="P2">Transpor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xml:id="id8" draw:id="id8" draw:layer="layout" svg:width="5.08cm" svg:height="1.27cm" svg:x="11.16cm" svg:y="10.525cm">
            <text:p text:style-name="P2">Interne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3" xml:id="id10" draw:id="id10" draw:layer="layout" svg:width="5.08cm" svg:height="2.921cm" svg:x="11.16cm" svg:y="12.176cm">
            <text:p text:style-name="P2">Link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6" draw:text-style-name="P4" draw:layer="layout" svg:x1="9.89cm" svg:y1="4.556cm" svg:x2="11.16cm" svg:y2="6.207cm" draw:start-shape="id1" draw:end-shape="id2" svg:d="M9890 4556h635v1651h635" svg:viewBox="0 0 1271 1652">
            <text:p/>
          </draw:connector>
          <draw:connector draw:style-name="gr6" draw:text-style-name="P4" draw:layer="layout" svg:x1="9.89cm" svg:y1="7.858cm" svg:x2="11.16cm" svg:y2="6.207cm" draw:start-shape="id3" draw:end-shape="id2" svg:d="M9890 7858h635v-1651h635" svg:viewBox="0 0 1271 1652">
            <text:p/>
          </draw:connector>
          <draw:connector draw:style-name="gr6" draw:text-style-name="P4" draw:layer="layout" svg:x1="9.89cm" svg:y1="6.207cm" svg:x2="11.16cm" svg:y2="6.207cm" draw:start-shape="id4" draw:end-shape="id2" svg:d="M9890 6207h1270" svg:viewBox="0 0 1271 1">
            <text:p/>
          </draw:connector>
          <draw:connector draw:style-name="gr6" draw:text-style-name="P4" draw:layer="layout" svg:x1="9.89cm" svg:y1="9.509cm" svg:x2="11.16cm" svg:y2="9.509cm" draw:start-shape="id5" draw:end-shape="id6" svg:d="M9890 9509h1270" svg:viewBox="0 0 1271 1">
            <text:p/>
          </draw:connector>
          <draw:connector draw:style-name="gr6" draw:text-style-name="P4" draw:layer="layout" svg:x1="9.89cm" svg:y1="11.16cm" svg:x2="11.16cm" svg:y2="11.16cm" draw:start-shape="id7" draw:end-shape="id8" svg:d="M9890 11160h1270" svg:viewBox="0 0 1271 1">
            <text:p/>
          </draw:connector>
          <draw:connector draw:style-name="gr6" draw:text-style-name="P4" draw:layer="layout" svg:x1="9.89cm" svg:y1="12.811cm" svg:x2="11.16cm" svg:y2="13.636cm" draw:start-shape="id9" draw:end-shape="id10" svg:d="M9890 12811h635v825h635" svg:viewBox="0 0 1271 826">
            <text:p/>
          </draw:connector>
          <draw:connector draw:style-name="gr6" draw:text-style-name="P4" draw:layer="layout" svg:x1="9.89cm" svg:y1="14.462cm" svg:x2="11.16cm" svg:y2="13.636cm" draw:start-shape="id11" draw:end-shape="id10" svg:d="M9890 14462h635v-826h635" svg:viewBox="0 0 1271 827">
            <text:p/>
          </draw:connector>
          <draw:custom-shape draw:style-name="gr7" draw:text-style-name="P5" draw:layer="layout" svg:width="5.08cm" svg:height="1.27cm" svg:x="4.81cm" svg:y="2.524cm">
            <text:p text:style-name="P2"><text:span text:style-name="T1">OS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5" draw:layer="layout" svg:width="5.08cm" svg:height="1.27cm" svg:x="11.16cm" svg:y="2.524cm">
            <text:p text:style-name="P2"><text:span text:style-name="T1">TCP/IP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marker-end="Line_20_Arrow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Default_20_1" style:display-name="Default 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4-06T13:30:01.164824708</meta:creation-date>
    <meta:editing-duration>PT28M11S</meta:editing-duration>
    <meta:editing-cycles>5</meta:editing-cycles>
    <meta:generator>LibreOffice/6.0.7.3$Linux_X86_64 LibreOffice_project/00m0$Build-3</meta:generator>
    <dc:date>2021-04-07T12:13:22.766453350</dc:date>
    <meta:document-statistic meta:object-count="22"/>
  </office:meta>
</office:document-meta>
</file>